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640000004B0C65EF47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Ubuntu-subtitle">
      <style:graphic-properties draw:fill-color="#ffffff" fo:min-height="18.522cm"/>
    </style:style>
    <style:style style:name="pr2" style:family="presentation" style:parent-style-name="GlossyUbuntu-notes">
      <style:graphic-properties draw:fill-color="#ffffff" fo:min-height="13.114cm"/>
    </style:style>
    <style:style style:name="pr3" style:family="presentation" style:parent-style-name="GlossyUbuntu-title">
      <style:graphic-properties draw:fill-color="#ffffff" draw:auto-grow-height="true" fo:min-height="3.507cm"/>
    </style:style>
    <style:style style:name="pr4" style:family="presentation" style:parent-style-name="GlossyUbuntu-outline1">
      <style:graphic-properties draw:fill-color="#ffffff" draw:auto-grow-height="true" fo:min-height="16.768cm"/>
    </style:style>
    <style:style style:name="pr5" style:family="presentation" style:parent-style-name="GlossyUbuntu-notes">
      <style:graphic-properties draw:fill-color="#ffffff" draw:auto-grow-height="true" fo:min-height="13.365cm"/>
    </style:style>
    <style:style style:name="P1" style:family="paragraph">
      <style:text-properties fo:color="#000000" fo:text-shadow="1pt 1pt" fo:font-weight="bold" style:font-weight-asian="bold" style:font-weight-complex="bold"/>
    </style:style>
    <style:style style:name="P2" style:family="paragraph">
      <style:text-properties fo:color="#000000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align="start" fo:text-indent="-0.9cm"/>
    </style:style>
    <style:style style:name="P5" style:family="paragraph">
      <style:paragraph-properties fo:margin-left="1.2cm" fo:margin-right="0cm" fo:text-align="justify" fo:text-indent="-0.9cm"/>
      <style:text-properties fo:font-family="'Droid Sans'" style:font-family-generic="swiss" style:font-pitch="variable" fo:font-size="44pt" style:font-size-asian="44pt" style:font-size-complex="44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000000" fo:font-family="'Droid Sans'" style:font-family-generic="swiss" style:font-pitch="variable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0000" fo:font-family="'Droid Sans'" style:font-family-generic="swiss" style:font-pitch="variable"/>
    </style:style>
    <style:style style:name="T3" style:family="text">
      <style:text-properties fo:color="#000000" fo:font-family="'Droid Sans'" style:font-family-generic="swiss" style:font-pitch="variable" fo:font-weight="bold" style:font-weight-asian="bold" style:font-weight-complex="bold"/>
    </style:style>
    <style:style style:name="T4" style:family="text">
      <style:text-properties fo:color="#000000" fo:font-family="'Droid Sans'" style:font-family-generic="swiss" style:font-pitch="variable" fo:font-size="20pt" style:font-size-asian="20pt" style:font-size-complex="20pt"/>
    </style:style>
    <style:style style:name="T5" style:family="text">
      <style:text-properties fo:color="#000080" fo:font-family="'Droid Sans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Ubuntu" presentation:presentation-page-layout-name="AL1T32">
        <office:forms form:automatic-focus="false" form:apply-design-mode="false"/>
        <draw:frame presentation:style-name="pr1" draw:text-style-name="P2" draw:layer="layout" svg:width="25.199cm" svg:height="18.522cm" svg:x="1.301cm" svg:y="0.125cm">
          <draw:text-box>
            <text:p text:style-name="P1"><text:span text:style-name="T1">Ubuntu</text:span></text:p>
            <text:p text:style-name="P1"><text:span text:style-name="T1">Lightning Talk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Ubuntu" presentation:presentation-page-layout-name="AL2T1">
        <office:forms form:automatic-focus="false" form:apply-design-mode="false"/>
        <draw:frame presentation:style-name="pr3" draw:text-style-name="P3" draw:layer="layout" svg:width="25.199cm" svg:height="3.507cm" svg:x="1.301cm" svg:y="0cm" presentation:class="title">
          <draw:text-box>
            <text:p text:style-name="P3">Ubuntu – Mini Charla</text:p>
          </draw:text-box>
        </draw:frame>
        <draw:frame presentation:style-name="pr4" draw:text-style-name="P5" draw:layer="layout" svg:width="28cm" svg:height="17.188cm" svg:x="-0.3cm" svg:y="3.8cm" presentation:class="outline" presentation:user-transformed="true">
          <draw:text-box>
            <text:list text:style-name="L2">
              <text:list-item>
                <text:p text:style-name="P4"><text:span text:style-name="T2">Es el Sistema Operativo que usamos hoy </text:span><text:span text:style-name="T3">todos</text:span><text:span text:style-name="T2"><text:line-break/></text:span><text:span text:style-name="T2">los disertantes. ¿Por qué?</text:span></text:p>
              </text:list-item>
              <text:list-item>
                <text:p text:id="id1" text:style-name="P4"><text:span text:style-name="T2">Núcleo basado en Linux.</text:span></text:p>
              </text:list-item>
              <text:list-item>
                <text:p text:id="id2" text:style-name="P4"><text:span text:style-name="T2">Filosofía Unix. / Filosofía Propia</text:span></text:p>
              </text:list-item>
              <text:list-item>
                <text:p text:id="id3" text:style-name="P4"><text:span text:style-name="T2">Soporte de la Comunidad. Listas/Foros numerosos.</text:span></text:p>
              </text:list-item>
              <text:list-item>
                <text:p text:id="id4" text:style-name="P4"><text:span text:style-name="T2">Soporte Comercial.</text:span></text:p>
              </text:list-item>
              <text:list-item>
                <text:p text:id="id5" text:style-name="P4"><text:span text:style-name="T2">No hay virus ni malware. Gestión de Aplicaciones++</text:span></text:p>
              </text:list-item>
              <text:list-item>
                <text:p text:id="id6" text:style-name="P4"><text:span text:style-name="T2">Todo tiene una lógica. Sentarse y trabajar.</text:span></text:p>
              </text:list-item>
              <text:list-item>
                <text:p text:id="id7" text:style-name="P4"><text:span text:style-name="T2">El Linux más usado </text:span><text:span text:style-name="T4">(y me hago cargo)</text:span><text:span text:style-name="T2"> ;-)</text:span></text:p>
              </text:list-item>
              <text:list-item>
                <text:p text:id="id8" text:style-name="P4"><text:span text:style-name="T2">Encontranos en </text:span><text:span text:style-name="T5"><text:a xlink:href="http://ubuntu-ar.org/">http://ubuntu-ar.org</text:a></text:span></text:p>
              </text:list-item>
              <text:list-item>
                <text:p text:style-name="P4"><text:span text:style-name="T2">¡Demo! </text:span><text:span text:style-name="T4">(hasta que se cumplan los 5' y me echen :-P 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Ubuntu-background" style:family="presentation">
      <style:graphic-properties draw:stroke="none" draw:fill="bitmap" draw:fill-image-name="GlossyUbuntu2" draw:fill-image-width="100%" draw:fill-image-height="100%"/>
    </style:style>
    <style:style style:name="GlossyUbuntu-backgroundobjects" style:family="presentation">
      <style:graphic-properties draw:shadow="hidden" draw:shadow-offset-x="0.3cm" draw:shadow-offset-y="0.3cm" draw:shadow-color="#808080"/>
    </style:style>
    <style:style style:name="GlossyUbuntu-notes" style:family="presentation">
      <style:graphic-properties draw:stroke="none" draw:fill="none">
        <text:list-style style:name="GlossyUbuntu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Ubuntu-outline1" style:family="presentation">
      <style:graphic-properties draw:stroke="none" draw:fill="none" draw:fill-image-name="Blue" draw:fill-image-width="0cm" draw:fill-image-height="0cm">
        <text:list-style style:name="GlossyUbuntu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outline2" style:family="presentation" style:parent-style-name="GlossyUbuntu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Ubuntu-outline3" style:family="presentation" style:parent-style-name="GlossyUbuntu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Ubuntu-outline4" style:family="presentation" style:parent-style-name="GlossyUbuntu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Ubuntu-outline5" style:family="presentation" style:parent-style-name="GlossyUbuntu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Ubuntu-outline6" style:family="presentation" style:parent-style-name="GlossyUbuntu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Ubuntu-outline7" style:family="presentation" style:parent-style-name="GlossyUbuntu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Ubuntu-outline8" style:family="presentation" style:parent-style-name="GlossyUbuntu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Ubuntu-outline9" style:family="presentation" style:parent-style-name="GlossyUbuntu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Ubuntu-subtitle" style:family="presentation">
      <style:graphic-properties draw:stroke="none" draw:fill="none" draw:textarea-vertical-align="middle">
        <text:list-style style:name="GlossyUbunt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Ubuntu-title" style:family="presentation">
      <style:graphic-properties draw:stroke="none" draw:fill="none" draw:textarea-vertical-align="middle">
        <text:list-style style:name="GlossyUbunt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Ubuntu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Ubuntu-title">
      <style:graphic-properties draw:fill-color="#ffffff" draw:auto-grow-height="false" fo:min-height="3.507cm"/>
    </style:style>
    <style:style style:name="Mpr2" style:family="presentation" style:parent-style-name="GlossyUbuntu-outline1">
      <style:graphic-properties draw:fill-color="#ffffff" draw:auto-grow-height="false" fo:min-height="13.86cm"/>
    </style:style>
    <style:style style:name="Mpr3" style:family="presentation" style:parent-style-name="GlossyUbuntu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Ubuntu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Ubunt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Ubuntu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Ubuntu-title" draw:layer="backgroundobjects" svg:width="14.848cm" svg:height="11.135cm" svg:x="3.075cm" svg:y="2.257cm" presentation:class="page"/>
        <draw:frame presentation:style-name="GlossyUbuntu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creation-date>2010-05-08T12:22:38</meta:creation-date>
    <dc:language>fi-FI</dc:language>
    <meta:editing-cycles>14</meta:editing-cycles>
    <meta:editing-duration>PT00H20M05S</meta:editing-duration>
    <meta:initial-creator>Marcelo Fernandez</meta:initial-creator>
    <dc:date>2010-05-10T14:11:02</dc:date>
    <dc:creator>Marcelo Fernandez</dc:creator>
    <meta:document-statistic meta:object-count="3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Ubuntu.otp"/>
  </office:meta>
</office:document-meta>
</file>